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1.752cm"/>
    </style:style>
    <style:style style:name="co15" style:family="table-column">
      <style:table-column-properties fo:break-before="auto" style:column-width="5.018cm"/>
    </style:style>
    <style:style style:name="co16" style:family="table-column">
      <style:table-column-properties fo:break-before="auto" style:column-width="4.801cm"/>
    </style:style>
    <style:style style:name="co17" style:family="table-column">
      <style:table-column-properties fo:break-before="auto" style:column-width="3.648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4.175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2.976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ystem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hw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WITCH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1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subnet-mask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IP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ify-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8888" calcext:value-type="float">
            <text:p>88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mage-server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th-interfa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emperature-threshold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OS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LEV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FACILIT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IP_ADDR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FACTORY_RESE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NFIG_RESE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BOO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PW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PW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fig-fil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EN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NFIG_UPDAT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dns</text:p>
          </table:table-cell>
          <table:table-cell office:value-type="string" calcext:value-type="string">
            <text:p>ad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lete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_RECOR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ea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D_RECOR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dit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TTP_SWI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NCRYPT_DECRYP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t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AX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val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val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tp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c-debounce-time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c1-reac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O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c2-reactio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c1-notif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c2-notif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S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nalog-video</text:p>
          </table:table-cell>
          <table:table-cell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ideo-interface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able-color-bar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able-manual-rx-phy-setting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O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x-phy-parame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POST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-dc-bias</text:p>
          </table:table-cell>
          <table:table-cell office:value-type="string" calcext:value-type="string">
            <text:p>cr-dc-bias</text:p>
          </table:table-cell>
          <table:table-cell office:value-type="string" calcext:value-type="string">
            <text:p>cb-dc-bias</text:p>
          </table:table-cell>
          <table:table-cell office:value-type="string" calcext:value-type="string">
            <text:p>video-gain</text:p>
          </table:table-cell>
          <table:table-cell office:value-type="string" calcext:value-type="string">
            <text:p>chroma-gai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pedestal-enable</text:p>
          </table:table-cell>
          <table:table-cell office:value-type="string" calcext:value-type="string">
            <text:p>y-gain</text:p>
          </table:table-cell>
          <table:table-cell office:value-type="string" calcext:value-type="string">
            <text:p>cr-gain</text:p>
          </table:table-cell>
          <table:table-cell office:value-type="string" calcext:value-type="string">
            <text:p>cb-gain</text:p>
          </table:table-cell>
          <table:table-cell office:value-type="string" calcext:value-type="string">
            <text:p>internal-video-generator-enable</text:p>
          </table:table-cell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-dc-bias</text:p>
          </table:table-cell>
          <table:table-cell office:value-type="string" calcext:value-type="string">
            <text:p>valu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r-dc-bias</text:p>
          </table:table-cell>
          <table:table-cell office:value-type="string" calcext:value-type="string">
            <text:p>valu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b-dc-bias</text:p>
          </table:table-cell>
          <table:table-cell office:value-type="string" calcext:value-type="string">
            <text:p>valu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ideo-gain</text:p>
          </table:table-cell>
          <table:table-cell office:value-type="string" calcext:value-type="string">
            <text:p>value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hroma-gain</text:p>
          </table:table-cell>
          <table:table-cell office:value-type="string" calcext:value-type="string">
            <text:p>value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AX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u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destal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y-gain</text:p>
          </table:table-cell>
          <table:table-cell office:value-type="string" calcext:value-type="string">
            <text:p>value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r-gain</text:p>
          </table:table-cell>
          <table:table-cell office:value-type="string" calcext:value-type="string">
            <text:p>value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OS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b-gain</text:p>
          </table:table-cell>
          <table:table-cell office:value-type="string" calcext:value-type="string">
            <text:p>value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ternal-video-generator-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RX-PHY-PARAME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qll-tx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es-tx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s-tx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able-hqll-tx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able-pes-tx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able-ses-tx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es-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O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s-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s-bitrate</text:p>
          </table:table-cell>
          <table:table-cell office:value-type="string" calcext:value-type="string">
            <text:p>valu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S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MAX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s-bitrate</text:p>
          </table:table-cell>
          <table:table-cell office:value-type="string" calcext:value-type="string">
            <text:p>value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56000" calcext:value-type="float">
            <text:p>256000</text:p>
          </table:table-cell>
          <table:table-cell office:value-type="string" calcext:value-type="string">
            <text:p>MAX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HQLL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O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P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O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_SES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OS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s-rtp-mo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OS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able-pes-msg-auth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S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s-rtp-mo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OS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able-ses-msg-auth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OS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OS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ill-capture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pture-imag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OS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_add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p-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PIP-TI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PIP-TI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able-transfer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O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uto-transfer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OS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ILL-CAPTURE_IMAGE-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mage-id</text:p>
          </table:table-cell>
          <table:table-cell office:value-type="string" calcext:value-type="string">
            <text:p>EN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mage-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_IMAGE-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peg-quality</text:p>
          </table:table-cell>
          <table:table-cell office:value-type="string" calcext:value-type="string">
            <text:p>val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TILL-CAPTU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OS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-upload-image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OS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8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ransparency</text:p>
          </table:table-cell>
          <table:table-cell office:value-type="string" calcext:value-type="string">
            <text:p>val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ideo-mute-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OS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O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OS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OS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OS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S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OS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OS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OS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OS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-rate</text:p>
          </table:table-cell>
          <table:table-cell office:value-type="string" calcext:value-type="string">
            <text:p>data-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-bit</text:p>
          </table:table-cell>
          <table:table-cell office:value-type="string" calcext:value-type="string">
            <text:p>flow-control</text:p>
          </table:table-cell>
          <table:table-cell office:value-type="string" calcext:value-type="string">
            <text:p>END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aud-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office:value-type="float" office:value="38400" calcext:value-type="float">
            <text:p>38400</text:p>
          </table:table-cell>
          <table:table-cell office:value-type="float" office:value="57600" calcext:value-type="float">
            <text:p>576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230400" calcext:value-type="float">
            <text:p>23040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-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op-bi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low-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off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ata-in-notifica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OS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ad-exist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ad-lin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-register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FPGA-REGIS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OS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FPGA_REGISTER</text:p>
          </table:table-cell>
          <table:table-cell office:value-type="string" calcext:value-type="string">
            <text:p>socketAction</text:p>
          </table:table-cell>
          <table:table-cell office:value-type="string" calcext:value-type="string">
            <text:p>FPGA_REG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c-regis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66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I2C-REGIS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POS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2C_REGISTER</text:p>
          </table:table-cell>
          <table:table-cell office:value-type="string" calcext:value-type="string">
            <text:p>socketAction</text:p>
          </table:table-cell>
          <table:table-cell office:value-type="string" calcext:value-type="string">
            <text:p>I2C_REGISTER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document-statistic meta:table-count="1" meta:cell-count="7908" meta:object-count="0"/>
  </office:meta>
</office:document-meta>
</file>